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xedThemeResolver.setThemeName( HttpServletRequest request , @ Nullable HttpServletResponse response , @ Nullable String them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ThemeResolver.resolveThemeName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